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895" officeooo:paragraph-rsid="00018895"/>
    </style:style>
    <style:style style:name="P2" style:family="paragraph" style:parent-style-name="Standard">
      <style:text-properties fo:font-size="24pt" officeooo:rsid="00018895" officeooo:paragraph-rsid="00018895" style:font-size-asian="24pt" style:font-size-complex="24pt"/>
    </style:style>
    <style:style style:name="P3" style:family="paragraph" style:parent-style-name="Standard">
      <style:text-properties officeooo:rsid="00019b1f" officeooo:paragraph-rsid="00019b1f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P1"/>
      <text:p text:style-name="P1">El proyecto <text:span text:style-name="T1">TrainApp</text:span> consiste en la elaboración de una web de seguimiento para ayudar con el entrenamiento.</text:p>
      <text:p text:style-name="P1"/>
      <text:p text:style-name="P1">El diseño de la web es simple y minimalista, constará de una página principal con un login en el centro, así como información que describirá a la aplicación.</text:p>
      <text:p text:style-name="P1">La web una vez el login sea satisfactorio constará de un menú para navegar por las distintas secciones en la parte superior, y un calendario que será nuestra mecánica principal.</text:p>
      <text:p text:style-name="P1"/>
      <text:p text:style-name="P1">El <text:span text:style-name="T1">calendario</text:span> como mecánica principal funcionará similar a una agenda:</text:p>
      <text:p text:style-name="P1"><text:tab/>1. Seleccionamos un día.</text:p>
      <text:p text:style-name="P1"><text:tab/>2. Asignamos qué tipo de entrenamiento vamos a efectuar.</text:p>
      <text:p text:style-name="P1"><text:tab/>3. Una vez realizado el entrenamiento anotaremos las repeticiones, peso y demás <text:tab/>información para así llevar un seguimiento.</text:p>
      <text:p text:style-name="P1"><text:tab/>4. Los datos se envían al servidor y éste los guarda en una base de datos.</text:p>
      <text:p text:style-name="P1"/>
      <text:p text:style-name="P1">Con los datos en la base de datos crearemos un gráfico, así como una tabla que nos informará del progreso que hemos obtenido.</text:p>
      <text:p text:style-name="P1"/>
      <text:p text:style-name="P1"/>
      <text:p text:style-name="P1">En la base de datos quedarán registrados los usuarios, sus rutinas personalizadas, su información y progreso.</text:p>
      <text:p text:style-name="P1"/>
      <text:p text:style-name="P1">Por otro lado también registraremos las máquinas más comunes así como los ejercicios. Además incluiremos rutinas de ejercicios de personas especializadas en el ámbito, como culturistas o deportistas de élite, para quien quiera seguir la rutina.</text:p>
      <text:p text:style-name="P1"/>
      <text:p text:style-name="P1">Toda la aplicación será llevada a móviles mediante PhoneGap.</text:p>
      <text:p text:style-name="P1"/>
      <text:p text:style-name="P1">A priori las tecnologías, frameworks y lenguajes de programación que vamos a utilizar serán:</text:p>
      <text:p text:style-name="P1"><text:tab/>-PHP</text:p>
      <text:p text:style-name="P1"><text:tab/>-MySQL</text:p>
      <text:p text:style-name="P1"><text:tab/>-BootStrap</text:p>
      <text:p text:style-name="P1"><text:tab/>-PhoneGap</text:p>
      <text:p text:style-name="P1"><text:tab/>-jQuery</text:p>
      <text:p text:style-name="P1"><text:tab/>-JavaScript</text:p>
      <text:p text:style-name="P1"/>
      <text:p text:style-name="P3">Nota:</text:p>
      <text:p text:style-name="P3"><text:tab/>Podemos mirar WordPress para el diseño de la web, así como, .NET.</text:p>
      <text:p text:style-name="P3"><text:tab/>Lo suyo sería empezar con el diseño del login y la página inicial del calendario (esto creo que va a ser lo más duro) y vemos que podemos hacer con .NET y si lo implementamos, así como Word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0:26.551870353</meta:creation-date>
    <dc:date>2017-03-21T14:04:15.415174114</dc:date>
    <meta:editing-duration>PT3M8S</meta:editing-duration>
    <meta:editing-cycles>1</meta:editing-cycles>
    <meta:document-statistic meta:table-count="0" meta:image-count="0" meta:object-count="0" meta:page-count="1" meta:paragraph-count="23" meta:word-count="288" meta:character-count="1755" meta:non-whitespace-character-count="1477"/>
    <meta:generator>LibreOffice/5.2.6.2$Linux_X86_64 LibreOffice_project/20$Build-2</meta:generator>
  </office:meta>
</office:document-meta>
</file>